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left="1.27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text-indent="0cm" fo:line-height="115%" fo:margin-left="1.27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/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P30" style:family="paragraph" style:parent-style-name="Standard">
      <style:paragraph-properties fo:break-before="auto" fo:text-indent="0cm" fo:line-height="115%" fo:margin-left="0cm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T32_1" style:family="text"/>
    <style:style style:name="P33" style:family="paragraph" style:parent-style-name="Standard">
      <style:paragraph-properties fo:break-before="auto" fo:text-indent="0cm" fo:line-height="115%" fo:margin-left="0cm" style:writing-mode="lr-tb"/>
    </style:style>
    <style:style style:name="P34" style:family="paragraph" style:parent-style-name="Standard">
      <style:paragraph-properties fo:break-before="auto" fo:text-indent="0cm" fo:line-height="115%" fo:margin-left="0cm" style:writing-mode="lr-tb"/>
    </style:style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P36" style:family="paragraph" style:parent-style-name="Standard">
      <style:paragraph-properties fo:break-before="auto" fo:text-indent="0cm" fo:line-height="115%" fo:margin-left="0cm" style:writing-mode="lr-tb"/>
    </style:style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P38" style:family="paragraph" style:parent-style-name="Standard">
      <style:paragraph-properties fo:break-before="auto" fo:text-indent="0cm" fo:line-height="115%" fo:margin-left="0cm" style:writing-mode="lr-tb"/>
    </style:style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P43" style:family="paragraph" style:parent-style-name="Standard">
      <style:paragraph-properties fo:break-before="auto" fo:text-indent="0cm" fo:line-height="115%" fo:margin-lef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text-indent="0cm" fo:line-height="115%" fo:margin-lef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text-indent="0cm" fo:line-height="115%" fo:margin-left="0cm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break-before="auto" fo:text-indent="0cm" fo:line-height="115%" fo:margin-left="0cm" style:writing-mode="lr-tb"/>
    </style:style>
    <style:style style:name="P47" style:family="paragraph" style:parent-style-name="Standard">
      <style:paragraph-properties fo:break-before="auto" fo:text-indent="0cm" fo:line-height="115%" fo:margin-lef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P48" style:family="paragraph" style:parent-style-name="Standard">
      <style:paragraph-properties fo:break-before="auto" fo:text-indent="0cm" fo:line-height="115%" fo:margin-lef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P49" style:family="paragraph" style:parent-style-name="Standard">
      <style:paragraph-properties fo:break-before="auto" fo:text-indent="0cm" fo:line-height="115%" fo:margin-lef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P51" style:family="paragraph" style:parent-style-name="Standard">
      <style:paragraph-properties fo:break-before="auto" fo:text-indent="0cm" fo:line-height="115%" fo:margin-left="0cm" style:writing-mode="lr-tb"/>
    </style:style>
    <style:style style:name="P52" style:family="paragraph" style:parent-style-name="Standard">
      <style:paragraph-properties fo:break-before="auto" fo:text-indent="0cm" fo:line-height="115%" fo:margin-left="0cm" style:writing-mode="lr-tb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span text:style-name="T1_1">Einführung</text:span><text:span text:style-name="T1_2">:</text:span></text:p>
      <text:p text:style-name="P2"><text:span text:style-name="T2_1">Single</text:span><text:span text:style-name="T2_2"><text:s/></text:span><text:span text:style-name="T2_3">Page</text:span><text:span text:style-name="T2_4"><text:s/></text:span><text:span text:style-name="T2_5">Application</text:span></text:p>
      <text:p text:style-name="P3"><text:span text:style-name="T3_1">15.000<text:s/></text:span><text:span text:style-name="T3_2">Zeilen</text:span><text:span text:style-name="T3_3"><text:s/>-&gt;<text:s/>1500<text:s/></text:span><text:span text:style-name="T3_4">Zeilen</text:span><text:span text:style-name="T3_5">..</text:span></text:p>
      <text:p text:style-name="P4"/>
      <text:p text:style-name="P5"><text:span text:style-name="T5_1">Was</text:span><text:span text:style-name="T5_2"><text:s/></text:span><text:span text:style-name="T5_3">ist</text:span><text:span text:style-name="T5_4"><text:s/></text:span><text:span text:style-name="T5_5">angular</text:span><text:span text:style-name="T5_6">?<text:s/></text:span><text:span text:style-name="T5_7">Was</text:span><text:span text:style-name="T5_8"><text:s/></text:span><text:span text:style-name="T5_9">ist</text:span><text:span text:style-name="T5_10"><text:s/></text:span><text:span text:style-name="T5_11">Angular</text:span><text:span text:style-name="T5_12"><text:s/></text:span><text:span text:style-name="T5_13">nicht</text:span><text:span text:style-name="T5_14">?</text:span></text:p>
      <text:p text:style-name="P6"><text:span text:style-name="T6_1">js</text:span><text:span text:style-name="T6_2"><text:s/></text:span><text:span text:style-name="T6_3">framework</text:span></text:p>
      <text:p text:style-name="P7"><text:span text:style-name="T7_1">Einsatzgebiete</text:span><text:span text:style-name="T7_2"><text:s/>(</text:span><text:span text:style-name="T7_3">SinglePageApp</text:span><text:span text:style-name="T7_4">,<text:s/></text:span><text:span text:style-name="T7_5">Rich</text:span><text:span text:style-name="T7_6"><text:s/></text:span><text:span text:style-name="T7_7">Clients</text:span><text:span text:style-name="T7_8">,<text:s/>…)</text:span></text:p>
      <text:p text:style-name="P8"/>
      <text:p text:style-name="P9"><text:span text:style-name="T9_1">Erweiterbarkeit</text:span><text:span text:style-name="T9_2">,</text:span><text:span text:style-name="T9_3">wiederverwendbarkeit</text:span></text:p>
      <text:p text:style-name="P10"/>
      <text:p text:style-name="P11"><text:span text:style-name="T11_1">Grundlegende</text:span><text:span text:style-name="T11_2"><text:s/></text:span><text:span text:style-name="T11_3">Patterns</text:span></text:p>
      <text:p text:style-name="P12"><text:span text:style-name="T12_1">Grobe</text:span><text:span text:style-name="T12_2"><text:s/></text:span><text:span text:style-name="T12_3">Struktur</text:span><text:span text:style-name="T12_4">,<text:s/></text:span><text:span text:style-name="T12_5">Patterns</text:span><text:span text:style-name="T12_6">,<text:s/></text:span><text:span text:style-name="T12_7">MVC</text:span></text:p>
      <text:p text:style-name="P13"><text:span text:style-name="T13_1">Controller</text:span><text:span text:style-name="T13_2">,<text:s/></text:span><text:span text:style-name="T13_3">View</text:span><text:span text:style-name="T13_4"><text:s/></text:span><text:span text:style-name="T13_5">Partials</text:span><text:span text:style-name="T13_6">,<text:s/>($</text:span><text:span text:style-name="T13_7">scope</text:span><text:span text:style-name="T13_8">)</text:span></text:p>
      <text:p text:style-name="P14"><text:span text:style-name="T14_1">Dependency</text:span><text:span text:style-name="T14_2"><text:s/></text:span><text:span text:style-name="T14_3">Injection</text:span></text:p>
      <text:p text:style-name="P15"><text:span text:style-name="T15_1">Testing</text:span></text:p>
      <text:p text:style-name="P16"><text:span text:style-name="T16_1">Databinding</text:span><text:span text:style-name="T16_2"><text:s/></text:span></text:p>
      <text:p text:style-name="P17"/>
      <text:p text:style-name="P18"><text:span text:style-name="T18_1">Direktiven</text:span><text:span text:style-name="T18_2">,<text:s/></text:span><text:span text:style-name="T18_3">Filter</text:span><text:span text:style-name="T18_4">,<text:s/></text:span><text:span text:style-name="T18_5">Route</text:span><text:span text:style-name="T18_6">,<text:s/></text:span><text:span text:style-name="T18_7">services</text:span><text:span text:style-name="T18_8">,<text:s/></text:span><text:span text:style-name="T18_9">events</text:span><text:span text:style-name="T18_10">($</text:span><text:span text:style-name="T18_11">on</text:span><text:span text:style-name="T18_12">,<text:s/>$</text:span><text:span text:style-name="T18_13">emit</text:span><text:span text:style-name="T18_14">,<text:s/>$</text:span><text:span text:style-name="T18_15">broadcast</text:span><text:span text:style-name="T18_16">)</text:span></text:p>
      <text:p text:style-name="P19"/>
      <text:p text:style-name="P20"/>
      <text:p text:style-name="P21"><text:span text:style-name="T21_1">Toolset</text:span></text:p>
      <text:p text:style-name="P22"><text:span text:style-name="T22_1"><text:tab/></text:span><text:span text:style-name="T22_2">Yeoman</text:span><text:span text:style-name="T22_3">,<text:s/></text:span><text:span text:style-name="T22_4">Bower</text:span><text:span text:style-name="T22_5">,<text:s/></text:span><text:span text:style-name="T22_6">Grunt</text:span><text:span text:style-name="T22_7">,<text:s/></text:span><text:span text:style-name="T22_8">Karma</text:span><text:span text:style-name="T22_9">,<text:s/>(</text:span><text:span text:style-name="T22_10">Coffeescript</text:span><text:span text:style-name="T22_11">)</text:span></text:p>
      <text:p text:style-name="P23"/>
      <text:p text:style-name="P24"/>
      <text:p text:style-name="P25"/>
      <text:p text:style-name="P26"><text:span text:style-name="T26_1">Kleine</text:span><text:span text:style-name="T26_2"><text:s/></text:span><text:span text:style-name="T26_3">Beispiel</text:span><text:span text:style-name="T26_4">-</text:span><text:span text:style-name="T26_5">App</text:span><text:span text:style-name="T26_6">:</text:span></text:p>
      <text:p text:style-name="P27"><text:span text:style-name="T27_1">Benutzerliste</text:span><text:span text:style-name="T27_2"><text:s text:c="3"/>|<text:s text:c="2"/></text:span><text:span text:style-name="T27_3">Detail</text:span><text:span text:style-name="T27_4"><text:s/></text:span><text:span text:style-name="T27_5">Formular</text:span></text:p>
      <text:p text:style-name="P28"><text:span text:style-name="T28_1">CRUD</text:span></text:p>
      <text:p text:style-name="P29"/>
      <text:p text:style-name="P30"><text:span text:style-name="T30_1">1<text:s/></text:span><text:span text:style-name="T30_2">direktive</text:span></text:p>
      <text:p text:style-name="P31"><text:span text:style-name="T31_1">1<text:s/></text:span><text:span text:style-name="T31_2">service</text:span><text:span text:style-name="T31_3"><text:tab/></text:span></text:p>
      <text:p text:style-name="P32"><text:span text:style-name="T32_1">…</text:span></text:p>
      <text:p text:style-name="P33"/>
      <text:p text:style-name="P34"/>
      <text:p text:style-name="P35"><text:span text:style-name="T35_1">http</text:span><text:span text:style-name="T35_2">://</text:span><text:span text:style-name="T35_3">stackoverflow</text:span><text:span text:style-name="T35_4">.</text:span><text:span text:style-name="T35_5">com</text:span><text:span text:style-name="T35_6">/</text:span><text:span text:style-name="T35_7">questions</text:span><text:span text:style-name="T35_8">/14994391/</text:span><text:span text:style-name="T35_9">how</text:span><text:span text:style-name="T35_10">-</text:span><text:span text:style-name="T35_11">do</text:span><text:span text:style-name="T35_12">-</text:span><text:span text:style-name="T35_13">i</text:span><text:span text:style-name="T35_14">-</text:span><text:span text:style-name="T35_15">think</text:span><text:span text:style-name="T35_16">-</text:span><text:span text:style-name="T35_17">in</text:span><text:span text:style-name="T35_18">-</text:span><text:span text:style-name="T35_19">angularjs</text:span><text:span text:style-name="T35_20">-</text:span><text:span text:style-name="T35_21">if</text:span><text:span text:style-name="T35_22">-</text:span><text:span text:style-name="T35_23">i</text:span><text:span text:style-name="T35_24">-</text:span><text:span text:style-name="T35_25">have</text:span><text:span text:style-name="T35_26">-</text:span><text:span text:style-name="T35_27">a</text:span><text:span text:style-name="T35_28">-</text:span><text:span text:style-name="T35_29">jquery</text:span><text:span text:style-name="T35_30">-</text:span><text:span text:style-name="T35_31">background</text:span></text:p>
      <text:p text:style-name="P36"/>
      <text:p text:style-name="P37"/>
      <text:p text:style-name="P38"/>
      <text:p text:style-name="P39"/>
      <text:p text:style-name="P40"/>
      <text:p text:style-name="P41"><text:span text:style-name="T41_1">Wer</text:span><text:span text:style-name="T41_2"><text:s/></text:span><text:span text:style-name="T41_3">macht</text:span><text:span text:style-name="T41_4"><text:s/></text:span><text:span text:style-name="T41_5">was</text:span><text:span text:style-name="T41_6">?</text:span></text:p>
      <text:p text:style-name="P42"/>
      <text:p text:style-name="P43"><text:span text:style-name="T43_1">Sommerfest</text:span><text:span text:style-name="T43_2">:<text:s/>2<text:s/></text:span><text:span text:style-name="T43_3">Vorträge</text:span><text:span text:style-name="T43_4">:</text:span></text:p>
      <text:p text:style-name="P44"><text:span text:style-name="T44_1">Angular</text:span><text:span text:style-name="T44_2"><text:s/>(</text:span><text:span text:style-name="T44_3">Grundlagen</text:span><text:span text:style-name="T44_4">)</text:span></text:p>
      <text:p text:style-name="P45"><text:span text:style-name="T45_1">Angular</text:span><text:span text:style-name="T45_2"><text:s/>()</text:span></text:p>
      <text:p text:style-name="P46"/>
      <text:p text:style-name="P47"><text:span text:style-name="T47_1">Alex</text:span><text:span text:style-name="T47_2">:<text:s/></text:span><text:span text:style-name="T47_3">Databinding</text:span><text:span text:style-name="T47_4">,<text:s/></text:span><text:span text:style-name="T47_5">Direktiven</text:span><text:span text:style-name="T47_6"><text:s/>(</text:span><text:span text:style-name="T47_7">Teil</text:span><text:span text:style-name="T47_8">),<text:s/></text:span><text:span text:style-name="T47_9">Beispielapp</text:span><text:span text:style-name="T47_10"><text:s/></text:span><text:span text:style-name="T47_11">coden</text:span></text:p>
      <text:p text:style-name="P48"><text:span text:style-name="T48_1">Helmut</text:span><text:span text:style-name="T48_2">:<text:s/></text:span><text:span text:style-name="T48_3">Einführung</text:span><text:span text:style-name="T48_4">,<text:s/></text:span><text:span text:style-name="T48_5">Teil</text:span><text:span text:style-name="T48_6"><text:s/></text:span><text:span text:style-name="T48_7">von</text:span><text:span text:style-name="T48_8"><text:s/>“</text:span><text:span text:style-name="T48_9">Grundlegende</text:span><text:span text:style-name="T48_10"><text:s/></text:span><text:span text:style-name="T48_11">Patterns</text:span><text:span text:style-name="T48_12">”?</text:span></text:p>
      <text:p text:style-name="P49"><text:span text:style-name="T49_1">Phillip</text:span><text:span text:style-name="T49_2">:<text:s/></text:span><text:span text:style-name="T49_3">vorführen</text:span><text:span text:style-name="T49_4">:<text:s/></text:span><text:span text:style-name="T49_5">Beispiel</text:span><text:span text:style-name="T49_6"><text:s/></text:span><text:span text:style-name="T49_7">app</text:span><text:span text:style-name="T49_8">,<text:s/></text:span><text:span text:style-name="T49_9">Tests</text:span><text:span text:style-name="T49_10"><text:s/>(</text:span><text:span text:style-name="T49_11">jasmine</text:span><text:span text:style-name="T49_12">+</text:span><text:span text:style-name="T49_13">angular</text:span><text:span text:style-name="T49_14">-</text:span><text:span text:style-name="T49_15">scenario</text:span><text:span text:style-name="T49_16">)</text:span></text:p>
      <text:p text:style-name="P50"/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